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 style:data-style-name="N4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age_number</text:p>
          </table:table-cell>
          <table:table-cell office:value-type="string" calcext:value-type="string">
            <text:p>new_words</text:p>
          </table:table-cell>
          <table:table-cell office:value-type="string" calcext:value-type="string">
            <text:p>consult_words</text:p>
          </table:table-cell>
          <table:table-cell office:value-type="string" calcext:value-type="string">
            <text:p>total_words</text:p>
          </table:table-cell>
          <table:table-cell office:value-type="string" calcext:value-type="string">
            <text:p>time_minutes</text:p>
          </table:table-cell>
          <table:table-cell office:value-type="string" calcext:value-type="string">
            <text:p>date_rea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06JUN20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7JUN20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unk</text:p>
          </table:table-cell>
          <table:table-cell office:value-type="float" office:value="335" calcext:value-type="float">
            <text:p>33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7JUN20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nk</text:p>
          </table:table-cell>
          <table:table-cell office:value-type="float" office:value="287" calcext:value-type="float">
            <text:p>28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7JUN20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unk</text:p>
          </table:table-cell>
          <table:table-cell office:value-type="float" office:value="294" calcext:value-type="float">
            <text:p>29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8JUN20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unk</text:p>
          </table:table-cell>
          <table:table-cell office:value-type="float" office:value="282" calcext:value-type="float">
            <text:p>28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8JUN20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unk</text:p>
          </table:table-cell>
          <table:table-cell office:value-type="float" office:value="289" calcext:value-type="float">
            <text:p>28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9JUN20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JUN20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nk</text:p>
          </table:table-cell>
          <table:table-cell office:value-type="float" office:value="301" calcext:value-type="float">
            <text:p>30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JUN20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72" calcext:value-type="float">
            <text:p>27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JUN20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1JUN20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JUN20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207" calcext:value-type="float">
            <text:p>20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JUN20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k</text:p>
          </table:table-cell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JUN20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3JUN20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3JUN20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299" calcext:value-type="float">
            <text:p>29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3JUN20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86" calcext:value-type="float">
            <text:p>28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5JUN20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31" calcext:value-type="float">
            <text:p>2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5JUN20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JUN20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268" calcext:value-type="float">
            <text:p>26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6JUN20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unk</text:p>
          </table:table-cell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7JUN20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JUN20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267" calcext:value-type="float">
            <text:p>2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JUN20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JUN20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275" calcext:value-type="float">
            <text:p>27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9JUN20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k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JUN20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JUN20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JUN20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nk</text:p>
          </table:table-cell>
          <table:table-cell office:value-type="float" office:value="297" calcext:value-type="float">
            <text:p>29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JUN20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305" calcext:value-type="float">
            <text:p>3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1JUN20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2JUN20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312" calcext:value-type="float">
            <text:p>3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2JUN20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k</text:p>
          </table:table-cell>
          <table:table-cell office:value-type="float" office:value="281" calcext:value-type="float">
            <text:p>2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JUN20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JUN20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2JUN20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nk</text:p>
          </table:table-cell>
          <table:table-cell office:value-type="float" office:value="290" calcext:value-type="float">
            <text:p>2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JUN20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k</text:p>
          </table:table-cell>
          <table:table-cell office:value-type="float" office:value="243" calcext:value-type="float">
            <text:p>2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JUN20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k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JUN20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nk</text:p>
          </table:table-cell>
          <table:table-cell office:value-type="float" office:value="361" calcext:value-type="float">
            <text:p>3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3JUN20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k</text:p>
          </table:table-cell>
          <table:table-cell office:value-type="float" office:value="253" calcext:value-type="float">
            <text:p>25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JUN20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k</text:p>
          </table:table-cell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JUN20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nk</text:p>
          </table:table-cell>
          <table:table-cell office:value-type="float" office:value="309" calcext:value-type="float">
            <text:p>3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3JUN20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3JUN20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nk</text:p>
          </table:table-cell>
          <table:table-cell office:value-type="float" office:value="320" calcext:value-type="float">
            <text:p>3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3JUN20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38" calcext:value-type="float">
            <text:p>3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3JUN20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314" calcext:value-type="float">
            <text:p>3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JUN20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327" calcext:value-type="float">
            <text:p>3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4JUN20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 table:number-rows-repeated="104848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tal" table:style-name="ta1"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otal_new_words</text:p>
          </table:table-cell>
          <table:table-cell office:value-type="string" calcext:value-type="string">
            <text:p>total_total_words</text:p>
          </table:table-cell>
          <table:table-cell office:value-type="string" calcext:value-type="string">
            <text:p>time_minutes_total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table:formula="of:=SUM([$Sheet1.B$1:$Sheet1.B$1048576])" office:value-type="float" office:value="2718" calcext:value-type="float">
            <text:p>2718</text:p>
          </table:table-cell>
          <table:table-cell table:formula="of:=SUM([$Sheet1.D$1:$Sheet1.D$1048576])" office:value-type="float" office:value="13825" calcext:value-type="float">
            <text:p>13825</text:p>
          </table:table-cell>
          <table:table-cell table:formula="of:=SUM([$Sheet1.E$1:$Sheet1.E$1048576])" office:value-type="float" office:value="3226" calcext:value-type="float">
            <text:p>3226</text:p>
          </table:table-cell>
          <table:table-cell table:formula="of:=[.C2]/60" office:value-type="float" office:value="53.7666666666667" calcext:value-type="float">
            <text:p>53,7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23:37:50.112337220</meta:creation-date>
    <dc:date>2025-06-24T11:03:31.152334467</dc:date>
    <meta:editing-duration>PT3H38M34S</meta:editing-duration>
    <meta:editing-cycles>82</meta:editing-cycles>
    <meta:generator>LibreOffice/7.3.7.2$Linux_X86_64 LibreOffice_project/30$Build-2</meta:generator>
    <meta:document-statistic meta:table-count="2" meta:cell-count="346" meta:object-count="0"/>
  </office:meta>
</office:document-meta>
</file>